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Mangal2" svg:font-family="Mangal, 'Courier New'"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Title">
      <style:paragraph-properties fo:text-align="center" style:justify-single-word="false"/>
      <style:text-properties officeooo:paragraph-rsid="001b15a4"/>
    </style:style>
    <style:style style:name="P4" style:family="paragraph" style:parent-style-name="Standard">
      <style:paragraph-properties fo:text-align="justify" style:justify-single-word="false"/>
      <style:text-properties style:font-name="Times New Roman" fo:language="none" fo:country="none" fo:font-weight="bold" officeooo:paragraph-rsid="004b7729" style:language-asian="none" style:country-asian="none" style:font-weight-asian="bold" style:font-name-complex="Times New Roman"/>
    </style:style>
    <style:style style:name="P5" style:family="paragraph" style:parent-style-name="Standard">
      <style:text-properties officeooo:paragraph-rsid="005beb55"/>
    </style:style>
    <style:style style:name="P6" style:family="paragraph" style:parent-style-name="Standard">
      <style:paragraph-properties style:line-height-at-least="0.415cm" fo:hyphenation-ladder-count="no-limit"/>
      <style:text-properties fo:color="#222222" style:font-name="Arial" fo:font-size="11pt" officeooo:paragraph-rsid="005beb55" style:font-size-asian="11pt" style:language-asian="en" style:country-asian="US" style:font-name-complex="Arial" style:font-size-complex="11pt" style:language-complex="ar" style:country-complex="SA" fo:hyphenate="true" fo:hyphenation-remain-char-count="2" fo:hyphenation-push-char-count="2"/>
    </style:style>
    <style:style style:name="P7" style:family="paragraph" style:parent-style-name="Standard">
      <style:paragraph-properties fo:margin-left="1.614cm" fo:margin-right="0cm" style:line-height-at-least="0.415cm" fo:hyphenation-ladder-count="no-limit" fo:text-indent="0cm" style:auto-text-indent="false"/>
      <style:text-properties fo:color="#222222" style:font-name="Arial" fo:font-size="11pt" officeooo:paragraph-rsid="005beb55" style:font-size-asian="11pt" style:language-asian="en" style:country-asian="US" style:font-name-complex="Arial" style:font-size-complex="11pt" style:language-complex="ar" style:country-complex="SA" fo:hyphenate="true" fo:hyphenation-remain-char-count="2" fo:hyphenation-push-char-count="2"/>
    </style:style>
    <style:style style:name="P8" style:family="paragraph" style:parent-style-name="template">
      <loext:graphic-properties draw:fill="none"/>
      <style:paragraph-properties fo:margin-left="0cm" fo:margin-right="0cm" fo:line-height="0.423cm" fo:text-align="justify" style:justify-single-word="false" fo:orphans="2" fo:widows="2" fo:text-indent="0cm" style:auto-text-indent="false" fo:background-color="transparent" style:writing-mode="lr-tb"/>
      <style:text-properties officeooo:rsid="00289b54" officeooo:paragraph-rsid="004e0c92"/>
    </style:style>
    <style:style style:name="P9" style:family="paragraph" style:parent-style-name="Contents_20_2">
      <style:paragraph-properties>
        <style:tab-stops>
          <style:tab-stop style:position="1.27cm"/>
          <style:tab-stop style:position="16.51cm" style:type="right" style:leader-style="dotted" style:leader-text="."/>
        </style:tab-stops>
      </style:paragraph-properties>
      <style:text-properties officeooo:paragraph-rsid="004b7729"/>
    </style:style>
    <style:style style:name="P10" style:family="paragraph" style:parent-style-name="Contents_20_1">
      <style:text-properties officeooo:paragraph-rsid="004b7729"/>
    </style:style>
    <style:style style:name="P11" style:family="paragraph" style:parent-style-name="level_20_4">
      <style:text-properties officeooo:paragraph-rsid="005beb55"/>
    </style:style>
    <style:style style:name="P12" style:family="paragraph" style:parent-style-name="template">
      <style:paragraph-properties fo:text-align="justify" style:justify-single-word="false"/>
      <style:text-properties officeooo:rsid="0043f006" officeooo:paragraph-rsid="00578d06"/>
    </style:style>
    <style:style style:name="P13" style:family="paragraph" style:parent-style-name="template">
      <style:paragraph-properties fo:text-align="justify" style:justify-single-word="false"/>
      <style:text-properties officeooo:paragraph-rsid="00578d06"/>
    </style:style>
    <style:style style:name="P14" style:family="paragraph" style:parent-style-name="template">
      <style:paragraph-properties fo:text-align="justify" style:justify-single-word="false"/>
      <style:text-properties fo:font-size="11pt" officeooo:paragraph-rsid="005beb55" style:font-size-asian="9.60000038146973pt"/>
    </style:style>
    <style:style style:name="P15" style:family="paragraph" style:parent-style-name="template">
      <style:text-properties fo:color="#222222" style:font-name="Arial" fo:font-size="11pt" fo:font-style="normal" officeooo:paragraph-rsid="005beb55" style:font-size-asian="11pt" style:language-asian="en" style:country-asian="US" style:font-style-asian="normal" style:font-name-complex="Arial" style:font-size-complex="11pt" style:language-complex="ar" style:country-complex="SA"/>
    </style:style>
    <style:style style:name="P16" style:family="paragraph" style:parent-style-name="template">
      <style:text-properties fo:font-style="normal" officeooo:paragraph-rsid="005beb55" style:font-style-asian="normal"/>
    </style:style>
    <style:style style:name="P17" style:family="paragraph" style:parent-style-name="template">
      <style:text-properties fo:font-style="normal" officeooo:paragraph-rsid="005beb55" style:font-name-asian="Arial" style:font-style-asian="normal"/>
    </style:style>
    <style:style style:name="P18" style:family="paragraph" style:parent-style-name="template">
      <style:text-properties fo:color="#ff0000" fo:font-style="normal" officeooo:paragraph-rsid="005beb55" style:font-style-asian="normal"/>
    </style:style>
    <style:style style:name="P19" style:family="paragraph" style:parent-style-name="template" style:master-page-name="">
      <loext:graphic-properties draw:fill="none"/>
      <style:paragraph-properties fo:margin-left="0.801cm" fo:margin-right="0cm" fo:line-height="0.423cm" fo:text-align="justify" style:justify-single-word="false" fo:orphans="2" fo:widows="2" fo:text-indent="0cm" style:auto-text-indent="false" style:page-number="auto" fo:background-color="transparent" style:writing-mode="lr-tb"/>
      <style:text-properties officeooo:rsid="00289b54" officeooo:paragraph-rsid="004e0c92"/>
    </style:style>
    <style:style style:name="P20" style:family="paragraph" style:parent-style-name="template">
      <loext:graphic-properties draw:fill="none"/>
      <style:paragraph-properties fo:margin-left="0.801cm" fo:margin-right="0cm" fo:line-height="0.423cm" fo:text-align="justify" style:justify-single-word="false" fo:orphans="2" fo:widows="2" fo:text-indent="0cm" style:auto-text-indent="false" fo:background-color="transparent" style:writing-mode="lr-tb"/>
      <style:text-properties officeooo:rsid="00289b54" officeooo:paragraph-rsid="004e0c92"/>
    </style:style>
    <style:style style:name="P21" style:family="paragraph" style:parent-style-name="template" style:master-page-name="">
      <loext:graphic-properties draw:fill="none"/>
      <style:paragraph-properties fo:margin-left="-0.3cm" fo:margin-right="0cm" fo:line-height="0.423cm" fo:text-align="justify" style:justify-single-word="false" fo:orphans="2" fo:widows="2" fo:text-indent="0cm" style:auto-text-indent="false" style:page-number="auto" fo:background-color="transparent" style:writing-mode="lr-tb"/>
      <style:text-properties officeooo:rsid="00289b54" officeooo:paragraph-rsid="004edf87"/>
    </style:style>
    <style:style style:name="P22" style:family="paragraph" style:parent-style-name="template">
      <style:paragraph-properties fo:margin-left="0.635cm" fo:margin-right="0cm" fo:text-indent="0cm" style:auto-text-indent="false"/>
      <style:text-properties fo:font-style="normal" officeooo:paragraph-rsid="005beb55" style:font-style-asian="normal"/>
    </style:style>
    <style:style style:name="P23" style:family="paragraph" style:parent-style-name="template">
      <style:paragraph-properties fo:margin-left="1.27cm" fo:margin-right="0cm" fo:text-indent="0cm" style:auto-text-indent="false"/>
      <style:text-properties fo:font-style="normal" officeooo:paragraph-rsid="005beb55" style:font-style-asian="normal"/>
    </style:style>
    <style:style style:name="P24" style:family="paragraph" style:parent-style-name="ByLine">
      <style:paragraph-properties fo:text-align="center" style:justify-single-word="false"/>
      <style:text-properties officeooo:paragraph-rsid="0049cc7a"/>
    </style:style>
    <style:style style:name="P25" style:family="paragraph" style:parent-style-name="ByLine">
      <style:paragraph-properties fo:margin-top="0.423cm" fo:margin-bottom="0cm" loext:contextual-spacing="false" fo:text-align="center" style:justify-single-word="false"/>
      <style:text-properties officeooo:paragraph-rsid="0049cc7a"/>
    </style:style>
    <style:style style:name="P26" style:family="paragraph" style:parent-style-name="Standard" style:list-style-name="WW8Num4">
      <style:paragraph-properties style:line-height-at-least="0.415cm" fo:hyphenation-ladder-count="no-limit"/>
      <style:text-properties officeooo:paragraph-rsid="005beb55" fo:hyphenate="true" fo:hyphenation-remain-char-count="2" fo:hyphenation-push-char-count="2"/>
    </style:style>
    <style:style style:name="P27" style:family="paragraph" style:parent-style-name="Standard" style:list-style-name="WW8Num4">
      <style:paragraph-properties style:line-height-at-least="0.415cm" fo:hyphenation-ladder-count="no-limit"/>
      <style:text-properties fo:color="#222222" style:font-name="Arial" fo:font-size="11pt" officeooo:paragraph-rsid="005beb55" style:font-size-asian="11pt" style:language-asian="en" style:country-asian="US" style:font-name-complex="Arial" style:font-size-complex="11pt" style:language-complex="ar" style:country-complex="SA" fo:hyphenate="true" fo:hyphenation-remain-char-count="2" fo:hyphenation-push-char-count="2"/>
    </style:style>
    <style:style style:name="P28" style:family="paragraph" style:parent-style-name="Standard">
      <style:text-properties officeooo:paragraph-rsid="005beb55"/>
    </style:style>
    <style:style style:name="P29" style:family="paragraph" style:parent-style-name="Standard" style:list-style-name="WW8Num4">
      <style:paragraph-properties fo:margin-top="0cm" fo:margin-bottom="0.282cm" loext:contextual-spacing="false" style:line-height-at-least="0.415cm" fo:hyphenation-ladder-count="no-limit"/>
      <style:text-properties fo:color="#222222" style:font-name="Arial" fo:font-size="11pt" officeooo:paragraph-rsid="005beb55" style:font-size-asian="11pt" style:language-asian="en" style:country-asian="US" style:font-name-complex="Arial" style:font-size-complex="11pt" style:language-complex="ar" style:country-complex="SA" fo:hyphenate="true" fo:hyphenation-remain-char-count="2" fo:hyphenation-push-char-count="2"/>
    </style:style>
    <style:style style:name="P30" style:family="paragraph" style:parent-style-name="Heading_20_1">
      <style:paragraph-properties fo:text-align="justify" style:justify-single-word="false"/>
      <style:text-properties fo:font-size="18pt" style:font-size-asian="18pt" style:font-size-complex="18pt"/>
    </style:style>
    <style:style style:name="P31" style:family="paragraph" style:parent-style-name="Heading_20_1">
      <style:text-properties officeooo:paragraph-rsid="005beb55"/>
    </style:style>
    <style:style style:name="P32" style:family="paragraph" style:parent-style-name="Heading_20_1" style:master-page-name="Convert_20_2">
      <style:paragraph-properties fo:text-align="justify" style:justify-single-word="false" style:page-number="1"/>
      <style:text-properties fo:font-size="18pt" style:font-size-asian="18pt" style:font-size-complex="18pt"/>
    </style:style>
    <style:style style:name="P33" style:family="paragraph" style:parent-style-name="Heading_20_2">
      <style:paragraph-properties fo:text-align="justify" style:justify-single-word="false"/>
      <style:text-properties style:font-name="Times New Roman" fo:font-size="14pt" style:font-size-asian="14pt" style:font-size-complex="14pt"/>
    </style:style>
    <style:style style:name="P34" style:family="paragraph" style:parent-style-name="Heading_20_2">
      <style:paragraph-properties fo:text-align="justify" style:justify-single-word="false"/>
      <style:text-properties style:font-name="Times New Roman" fo:font-size="14pt" officeooo:paragraph-rsid="0052b1ea" style:font-size-asian="14pt" style:font-size-complex="14pt"/>
    </style:style>
    <style:style style:name="P35" style:family="paragraph" style:parent-style-name="Heading_20_2">
      <style:paragraph-properties fo:text-align="justify" style:justify-single-word="false"/>
    </style:style>
    <style:style style:name="P36" style:family="paragraph" style:parent-style-name="Heading_20_2">
      <style:text-properties officeooo:paragraph-rsid="005beb55"/>
    </style:style>
    <style:style style:name="P37" style:family="paragraph" style:parent-style-name="Heading_20_2" style:master-page-name="">
      <loext:graphic-properties draw:fill="none"/>
      <style:paragraph-properties fo:margin-left="0cm" fo:margin-right="0cm" fo:margin-top="0.494cm" fo:margin-bottom="0.494cm" loext:contextual-spacing="false" style:line-height-at-least="0.423cm" fo:text-align="justify" style:justify-single-word="false" fo:keep-together="always" fo:orphans="2" fo:widows="2" fo:text-indent="0cm" style:auto-text-indent="false" style:page-number="auto" fo:background-color="transparent" fo:keep-with-next="always" style:writing-mode="lr-tb"/>
      <style:text-properties style:font-name="Times New Roman" fo:font-size="14pt" officeooo:paragraph-rsid="004edf87" style:font-size-asian="14pt" style:font-size-complex="14pt"/>
    </style:style>
    <style:style style:name="P38" style:family="paragraph" style:parent-style-name="TOCEntry" style:master-page-name="Convert_20_1">
      <style:paragraph-properties fo:text-align="justify" style:justify-single-word="false" style:page-number="auto"/>
    </style:style>
    <style:style style:name="P39" style:family="paragraph" style:parent-style-name="template">
      <loext:graphic-properties draw:fill="none"/>
      <style:paragraph-properties fo:margin-left="-0.3cm" fo:margin-right="0cm" fo:line-height="0.423cm" fo:text-align="justify" style:justify-single-word="false" fo:orphans="2" fo:widows="2" fo:text-indent="0cm" style:auto-text-indent="false" fo:background-color="transparent" style:writing-mode="lr-tb"/>
      <style:text-properties fo:font-style="normal" officeooo:rsid="0040955e" officeooo:paragraph-rsid="004edf87" fo:background-color="#ffffff" style:font-style-asian="normal" style:font-size-complex="11pt"/>
    </style:style>
    <style:style style:name="P40" style:family="paragraph" style:parent-style-name="template">
      <loext:graphic-properties draw:fill="none"/>
      <style:paragraph-properties fo:margin-left="-0.3cm" fo:margin-right="0cm" fo:line-height="0.423cm" fo:text-align="justify" style:justify-single-word="false" fo:orphans="2" fo:widows="2" fo:text-indent="0cm" style:auto-text-indent="false" fo:background-color="transparent" style:writing-mode="lr-tb"/>
      <style:text-properties fo:font-style="normal" officeooo:rsid="00405ee5" officeooo:paragraph-rsid="0052b1ea" fo:background-color="#ffffff" style:font-style-asian="normal" style:font-size-complex="11pt"/>
    </style:style>
    <style:style style:name="P41" style:family="paragraph" style:parent-style-name="template">
      <style:paragraph-properties fo:text-align="justify" style:justify-single-word="false"/>
      <style:text-properties fo:font-style="normal" officeooo:rsid="0040955e" officeooo:paragraph-rsid="00578d06" fo:background-color="#ffffff" style:font-style-asian="normal" style:font-size-complex="11pt"/>
    </style:style>
    <style:style style:name="P42" style:family="paragraph" style:parent-style-name="template" style:list-style-name="WW8Num3">
      <style:text-properties fo:font-style="normal" officeooo:paragraph-rsid="005beb55" style:font-style-asian="normal"/>
    </style:style>
    <style:style style:name="P43" style:family="paragraph" style:parent-style-name="template" style:list-style-name="WW8Num3">
      <style:text-properties fo:font-style="normal" officeooo:paragraph-rsid="007581d4" style:font-style-asian="normal"/>
    </style:style>
    <style:style style:name="P44" style:family="paragraph" style:parent-style-name="template">
      <style:text-properties fo:font-style="normal" officeooo:paragraph-rsid="005beb55" style:font-style-asian="normal"/>
    </style:style>
    <style:style style:name="P45" style:family="paragraph" style:parent-style-name="template" style:list-style-name="WW8Num2">
      <style:text-properties fo:font-style="normal" officeooo:paragraph-rsid="005beb55" style:font-style-asian="normal"/>
    </style:style>
    <style:style style:name="P46" style:family="paragraph" style:parent-style-name="template" style:list-style-name="WW8Num8">
      <style:text-properties fo:font-style="normal" officeooo:paragraph-rsid="005beb55" style:font-style-asian="normal"/>
    </style:style>
    <style:style style:name="P47" style:family="paragraph" style:parent-style-name="template" style:list-style-name="WW8Num6">
      <style:text-properties fo:font-style="normal" officeooo:paragraph-rsid="005beb55" style:font-style-asian="normal"/>
    </style:style>
    <style:style style:name="P48" style:family="paragraph" style:parent-style-name="template" style:list-style-name="WW8Num3">
      <style:text-properties fo:font-style="normal" officeooo:rsid="007152fa" officeooo:paragraph-rsid="007152fa" style:font-style-asian="normal"/>
    </style:style>
    <style:style style:name="P49" style:family="paragraph" style:parent-style-name="template">
      <style:text-properties fo:font-style="normal" officeooo:rsid="007152fa" officeooo:paragraph-rsid="007152fa" style:font-style-asian="normal"/>
    </style:style>
    <style:style style:name="P50" style:family="paragraph" style:parent-style-name="template">
      <style:text-properties fo:font-style="normal" officeooo:paragraph-rsid="007581d4" style:font-style-asian="normal"/>
    </style:style>
    <style:style style:name="P51" style:family="paragraph" style:parent-style-name="template" style:list-style-name="WW8Num3">
      <style:text-properties fo:font-style="normal" officeooo:rsid="007c00e8" officeooo:paragraph-rsid="007c00e8" style:font-style-asian="normal"/>
    </style:style>
    <style:style style:name="P52" style:family="paragraph" style:parent-style-name="template" style:list-style-name="WW8Num7">
      <style:text-properties fo:font-style="normal" officeooo:rsid="007f1363" officeooo:paragraph-rsid="007febc7" style:font-style-asian="normal"/>
    </style:style>
    <style:style style:name="P53" style:family="paragraph" style:parent-style-name="template" style:list-style-name="WW8Num7">
      <style:text-properties fo:font-style="normal" officeooo:rsid="0084f445" officeooo:paragraph-rsid="0084f445" style:font-style-asian="normal"/>
    </style:style>
    <style:style style:name="P54" style:family="paragraph" style:parent-style-name="template" style:list-style-name="WW8Num7">
      <style:text-properties fo:font-style="normal" officeooo:rsid="0086f408" officeooo:paragraph-rsid="0086f408" style:font-style-asian="normal"/>
    </style:style>
    <style:style style:name="P55" style:family="paragraph" style:parent-style-name="template" style:list-style-name="WW8Num7">
      <style:text-properties fo:font-style="normal" officeooo:rsid="00a52004" officeooo:paragraph-rsid="00a52004" style:font-style-asian="normal"/>
    </style:style>
    <style:style style:name="P56" style:family="paragraph" style:parent-style-name="template">
      <style:paragraph-properties fo:text-align="justify" style:justify-single-word="false"/>
      <style:text-properties style:font-name="Times New Roman" fo:font-size="11pt" fo:font-style="normal" fo:font-weight="normal" officeooo:rsid="005ae599" officeooo:paragraph-rsid="005beb55" style:font-size-asian="9.60000038146973pt" style:font-style-asian="normal" style:font-weight-asian="normal" style:font-size-complex="11pt" style:font-style-complex="normal" style:font-weight-complex="normal"/>
    </style:style>
    <style:style style:name="P57" style:family="paragraph" style:parent-style-name="template">
      <style:paragraph-properties fo:margin-left="1.27cm" fo:margin-right="0cm" fo:text-indent="0cm" style:auto-text-indent="false"/>
      <style:text-properties fo:font-style="normal" officeooo:paragraph-rsid="005beb55" style:font-style-asian="normal"/>
    </style:style>
    <style:style style:name="P58" style:family="paragraph" style:parent-style-name="line" style:master-page-name="Standard">
      <style:paragraph-properties fo:text-align="center" style:justify-single-word="false" style:page-number="1"/>
    </style:style>
    <style:style style:name="T1" style:family="text">
      <style:text-properties fo:font-size="12pt" style:font-size-asian="12pt"/>
    </style:style>
    <style:style style:name="T2" style:family="text">
      <style:text-properties fo:font-style="normal" style:font-style-asian="normal" style:font-style-complex="normal"/>
    </style:style>
    <style:style style:name="T3" style:family="text">
      <style:text-properties fo:font-style="normal" officeooo:rsid="00601032" style:font-style-asian="normal" style:font-style-complex="normal"/>
    </style:style>
    <style:style style:name="T4" style:family="text">
      <style:text-properties fo:font-style="normal" officeooo:rsid="0067550a" style:font-style-asian="normal" style:font-style-complex="normal"/>
    </style:style>
    <style:style style:name="T5" style:family="text">
      <style:text-properties fo:font-style="normal" officeooo:rsid="0068f168" style:font-style-asian="normal" style:font-style-complex="normal"/>
    </style:style>
    <style:style style:name="T6" style:family="text">
      <style:text-properties fo:font-style="normal" officeooo:rsid="006a34fa" style:font-style-asian="normal" style:font-style-complex="normal"/>
    </style:style>
    <style:style style:name="T7" style:family="text">
      <style:text-properties fo:font-style="normal" fo:background-color="#ffffff" loext:char-shading-value="0" style:font-style-asian="normal" style:font-size-complex="11pt"/>
    </style:style>
    <style:style style:name="T8" style:family="text">
      <style:text-properties fo:font-style="normal" officeooo:rsid="004e0c92" fo:background-color="#ffffff" loext:char-shading-value="0" style:font-style-asian="normal" style:font-size-complex="11pt"/>
    </style:style>
    <style:style style:name="T9" style:family="text">
      <style:text-properties fo:font-style="normal" officeooo:rsid="004edf87" fo:background-color="#ffffff" loext:char-shading-value="0" style:font-style-asian="normal" style:font-size-complex="11pt"/>
    </style:style>
    <style:style style:name="T10" style:family="text">
      <style:text-properties fo:font-style="normal" officeooo:rsid="0040955e" fo:background-color="#ffffff" loext:char-shading-value="0" style:font-style-asian="normal" style:font-size-complex="11pt"/>
    </style:style>
    <style:style style:name="T11" style:family="text">
      <style:text-properties fo:font-style="normal" officeooo:rsid="00417064" fo:background-color="#ffffff" loext:char-shading-value="0" style:font-style-asian="normal" style:font-size-complex="11pt"/>
    </style:style>
    <style:style style:name="T12" style:family="text">
      <style:text-properties fo:font-style="normal" officeooo:rsid="00578d06" fo:background-color="#ffffff" loext:char-shading-value="0" style:font-style-asian="normal" style:font-size-complex="11pt"/>
    </style:style>
    <style:style style:name="T13" style:family="text">
      <style:text-properties officeooo:rsid="001b15a4"/>
    </style:style>
    <style:style style:name="T14" style:family="text">
      <style:text-properties officeooo:rsid="0049cc7a"/>
    </style:style>
    <style:style style:name="T15" style:family="text">
      <style:text-properties style:font-name="Times New Roman" fo:font-style="normal" fo:font-weight="normal" officeooo:rsid="005ae599" style:font-style-asian="normal" style:font-weight-asian="normal" style:font-size-complex="11pt" style:font-style-complex="normal" style:font-weight-complex="normal"/>
    </style:style>
    <style:style style:name="T16" style:family="text">
      <style:text-properties fo:language="none" fo:country="none" style:language-asian="none" style:country-asian="none"/>
    </style:style>
    <style:style style:name="T17" style:family="text">
      <style:text-properties fo:language="none" fo:country="none" officeooo:rsid="00886848" style:language-asian="none" style:country-asian="none"/>
    </style:style>
    <style:style style:name="T18" style:family="text">
      <style:text-properties fo:language="none" fo:country="none" officeooo:rsid="00896837" style:language-asian="none" style:country-asian="none"/>
    </style:style>
    <style:style style:name="T19" style:family="text">
      <style:text-properties fo:language="none" fo:country="none" officeooo:rsid="009d67f9" style:language-asian="none" style:country-asian="none"/>
    </style:style>
    <style:style style:name="T20" style:family="text">
      <style:text-properties fo:language="none" fo:country="none" officeooo:rsid="00a2b644" style:language-asian="none" style:country-asian="none"/>
    </style:style>
    <style:style style:name="T21" style:family="text">
      <style:text-properties fo:language="en" fo:country="US"/>
    </style:style>
    <style:style style:name="T22" style:family="text">
      <style:text-properties fo:language="en" fo:country="US" officeooo:rsid="00a2b644"/>
    </style:style>
    <style:style style:name="T23" style:family="text">
      <style:text-properties fo:font-style="italic" style:font-style-asian="italic"/>
    </style:style>
    <style:style style:name="T24" style:family="text">
      <style:text-properties fo:color="#222222" style:font-name="Arial" fo:font-size="11pt" style:font-size-asian="11pt" style:language-asian="en" style:country-asian="US" style:font-name-complex="Arial" style:font-size-complex="11pt" style:language-complex="ar" style:country-complex="SA"/>
    </style:style>
    <style:style style:name="T25" style:family="text">
      <style:text-properties fo:color="#222222" style:font-name="Arial" fo:font-size="11pt" style:font-size-asian="11pt" style:language-asian="en" style:country-asian="US" style:font-name-complex="Arial" style:font-size-complex="11pt" style:language-complex="ar" style:country-complex="SA" style:font-weight-complex="bold"/>
    </style:style>
    <style:style style:name="T26" style:family="text">
      <style:text-properties fo:color="#222222" style:font-name="Arial" fo:font-size="11pt" officeooo:rsid="00648e45" style:font-size-asian="11pt" style:language-asian="en" style:country-asian="US" style:font-name-complex="Arial" style:font-size-complex="11pt" style:language-complex="ar" style:country-complex="SA" style:font-weight-complex="bold"/>
    </style:style>
    <style:style style:name="T27" style:family="text">
      <style:text-properties fo:color="#222222" style:font-name="Arial" fo:font-size="11pt" officeooo:rsid="00651608" style:font-size-asian="11pt" style:language-asian="en" style:country-asian="US" style:font-name-complex="Arial" style:font-size-complex="11pt" style:language-complex="ar" style:country-complex="SA"/>
    </style:style>
    <style:style style:name="T28" style:family="text">
      <style:text-properties fo:color="#222222" style:font-name="Arial" fo:font-style="normal" fo:font-weight="normal" officeooo:rsid="005ae599" style:font-size-asian="11pt" style:language-asian="en" style:country-asian="US" style:font-style-asian="normal" style:font-weight-asian="normal" style:font-name-complex="Arial" style:font-size-complex="11pt" style:language-complex="ar" style:country-complex="SA" style:font-style-complex="normal" style:font-weight-complex="normal"/>
    </style:style>
    <style:style style:name="T29" style:family="text">
      <style:text-properties fo:font-weight="bold" style:font-weight-asian="bold"/>
    </style:style>
    <style:style style:name="T30" style:family="text">
      <style:text-properties officeooo:rsid="006151f3"/>
    </style:style>
    <style:style style:name="T31" style:family="text">
      <style:text-properties officeooo:rsid="0063d9e1"/>
    </style:style>
    <style:style style:name="T32" style:family="text">
      <style:text-properties officeooo:rsid="0066b7e5"/>
    </style:style>
    <style:style style:name="T33" style:family="text">
      <style:text-properties officeooo:rsid="006ee517"/>
    </style:style>
    <style:style style:name="T34" style:family="text">
      <style:text-properties officeooo:rsid="00739718"/>
    </style:style>
    <style:style style:name="T35" style:family="text">
      <style:text-properties officeooo:rsid="007581d4"/>
    </style:style>
    <style:style style:name="T36" style:family="text">
      <style:text-properties officeooo:rsid="007d6818"/>
    </style:style>
    <style:style style:name="T37" style:family="text">
      <style:text-properties officeooo:rsid="0081eeee"/>
    </style:style>
    <style:style style:name="T38" style:family="text">
      <style:text-properties officeooo:rsid="008578df"/>
    </style:style>
    <style:style style:name="T39" style:family="text">
      <style:text-properties officeooo:rsid="00877287"/>
    </style:style>
    <style:style style:name="T40" style:family="text">
      <style:text-properties officeooo:rsid="008d0f4e"/>
    </style:style>
    <style:style style:name="T41" style:family="text">
      <style:text-properties officeooo:rsid="008df9fc"/>
    </style:style>
    <style:style style:name="T42" style:family="text">
      <style:text-properties officeooo:rsid="008f50fa"/>
    </style:style>
    <style:style style:name="T43" style:family="text">
      <style:text-properties officeooo:rsid="00993386"/>
    </style:style>
    <style:style style:name="T44" style:family="text">
      <style:text-properties officeooo:rsid="009accb1"/>
    </style:style>
    <style:style style:name="T45" style:family="text">
      <style:text-properties officeooo:rsid="009f5f4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Software Requirements Specification <text:span text:style-name="T13">for </text:span>Electricity Management System</text:p>
      <text:p text:style-name="P24">Version 1.0 approved</text:p>
      <text:p text:style-name="P25">Prepared by </text:p>
      <text:p text:style-name="P25"><text:s/><text:span text:style-name="T14">Rahul Meena </text:span>[<text:span text:style-name="T14">62</text:span>] </text:p>
      <text:p text:style-name="P25"><text:span text:style-name="T14">Ajay Gupta </text:span><text:s/>[<text:span text:style-name="T14">70</text:span>]</text:p>
      <text:p text:style-name="P25"><text:span text:style-name="T14">Vighnesh Menon</text:span> [<text:span text:style-name="T14">71</text:span>]</text:p>
      <text:p text:style-name="P25"/>
      <text:p text:style-name="P24">TEIT</text:p>
      <text:p text:style-name="P24">Date: 18/01/2019 </text:p>
      <text:p text:style-name="P38"><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10">Table of Contents<text:tab/><text:a xlink:type="simple" xlink:href="#__RefHeading___Toc441230970" text:style-name="Index_20_Link" text:visited-style-name="Index_20_Link"><text:span text:style-name="Index_20_Link">ii</text:span></text:a></text:p>
          <text:p text:style-name="P10">Revision History<text:tab/><text:a xlink:type="simple" xlink:href="#__RefHeading___Toc441230971" text:style-name="Index_20_Link" text:visited-style-name="Index_20_Link"><text:span text:style-name="Index_20_Link">ii</text:span></text:a></text:p>
          <text:p text:style-name="P10">1.<text:tab/>Introduction<text:tab/><text:a xlink:type="simple" xlink:href="#__RefHeading___Toc441230972" text:style-name="Index_20_Link" text:visited-style-name="Index_20_Link"><text:span text:style-name="Index_20_Link">1</text:span></text:a></text:p>
          <text:p text:style-name="P9"><text:span text:style-name="T16">1.1<text:tab/>Purpose<text:tab/></text:span><text:a xlink:type="simple" xlink:href="#__RefHeading___Toc441230973" text:style-name="Index_20_Link" text:visited-style-name="Index_20_Link"><text:span text:style-name="Index_20_Link"><text:span text:style-name="T16">1</text:span></text:span></text:a></text:p>
          <text:p text:style-name="P9"><text:span text:style-name="T16">1.2<text:tab/>Product Scope<text:tab/></text:span><text:a xlink:type="simple" xlink:href="#__RefHeading___Toc441230976" text:style-name="Index_20_Link" text:visited-style-name="Index_20_Link"><text:span text:style-name="Index_20_Link"><text:span text:style-name="T16">1</text:span></text:span></text:a></text:p>
          <text:p text:style-name="P9"><text:span text:style-name="T16">1.3<text:tab/>References<text:tab/></text:span><text:a xlink:type="simple" xlink:href="#__RefHeading___Toc441230977" text:style-name="Index_20_Link" text:visited-style-name="Index_20_Link"><text:span text:style-name="Index_20_Link"><text:span text:style-name="T16">1</text:span></text:span></text:a></text:p>
          <text:p text:style-name="P10">2.<text:tab/>Overall Description<text:tab/><text:span text:style-name="T21">1</text:span></text:p>
          <text:p text:style-name="P9"><text:span text:style-name="T16">2.1<text:tab/>Product Perspective<text:tab/></text:span>1</text:p>
          <text:p text:style-name="P9"><text:span text:style-name="T16">2.2<text:tab/>Product Functions<text:tab/></text:span><text:span text:style-name="Index_20_Link"><text:span text:style-name="T17">1</text:span></text:span></text:p>
          <text:p text:style-name="P9"><text:span text:style-name="T16">2.3<text:tab/>User Classes and Characteristics<text:tab/></text:span><text:span text:style-name="T18">2</text:span></text:p>
          <text:p text:style-name="P9"><text:span text:style-name="T16">2.4<text:tab/>Assumptions and Dependencies<text:tab/></text:span><text:span text:style-name="Index_20_Link"><text:span text:style-name="T18">2</text:span></text:span></text:p>
          <text:p text:style-name="P10">3.<text:tab/>External Interface Requirements<text:tab/><text:a xlink:type="simple" xlink:href="#__RefHeading___Toc441230986" text:style-name="Index_20_Link" text:visited-style-name="Index_20_Link"><text:span text:style-name="Index_20_Link">3</text:span></text:a></text:p>
          <text:p text:style-name="P9"><text:span text:style-name="T16">3.1<text:tab/>User Interfaces<text:tab/></text:span><text:a xlink:type="simple" xlink:href="#__RefHeading___Toc441230987" text:style-name="Index_20_Link" text:visited-style-name="Index_20_Link"><text:span text:style-name="Index_20_Link"><text:span text:style-name="T16">3</text:span></text:span></text:a></text:p>
          <text:p text:style-name="P9"><text:span text:style-name="T16">3.2<text:tab/>Hardware Interfaces<text:tab/></text:span><text:a xlink:type="simple" xlink:href="#__RefHeading___Toc441230988" text:style-name="Index_20_Link" text:visited-style-name="Index_20_Link"><text:span text:style-name="Index_20_Link"><text:span text:style-name="T16">3</text:span></text:span></text:a></text:p>
          <text:p text:style-name="P9"><text:span text:style-name="T16">3.3<text:tab/>Software Interfaces<text:tab/></text:span><text:span text:style-name="T19">3</text:span></text:p>
          <text:p text:style-name="P9"><text:span text:style-name="T16">3.4<text:tab/>Communications Interfaces<text:tab/></text:span><text:span text:style-name="Index_20_Link"><text:span text:style-name="T19">3</text:span></text:span></text:p>
          <text:p text:style-name="P10">4.<text:tab/>System Features<text:tab/><text:a xlink:type="simple" xlink:href="#__RefHeading___Toc441230991" text:style-name="Index_20_Link" text:visited-style-name="Index_20_Link"><text:span text:style-name="Index_20_Link">4</text:span></text:a></text:p>
          <text:p text:style-name="P9"><text:span text:style-name="T16">4.1<text:tab/>System Feature 1<text:tab/></text:span>5</text:p>
          <text:p text:style-name="P10">5.<text:tab/>Other Nonfunctional Requirements<text:tab/><text:span text:style-name="T22">5</text:span></text:p>
          <text:p text:style-name="P9"><text:span text:style-name="T16">5.1<text:tab/>Performance Requirements<text:tab/></text:span><text:span text:style-name="T20">5</text:span></text:p>
          <text:p text:style-name="P9"><text:span text:style-name="T16">5.2<text:tab/>Safety Requirements<text:tab/></text:span><text:span text:style-name="T20">5</text:span></text:p>
          <text:p text:style-name="P9"><text:span text:style-name="T16">5.3<text:tab/>Security Requirements<text:tab/></text:span>6</text:p>
          <text:p text:style-name="P4"/>
        </text:index-body>
      </text:table-of-content>
      <text:h text:style-name="P32" text:outline-level="1"><text:bookmark-start text:name="__RefHeading___Toc441230972"/>Introduction<text:bookmark-end text:name="__RefHeading___Toc441230972"/></text:h>
      <text:h text:style-name="P33" text:outline-level="2"><text:bookmark-start text:name="__RefHeading___Toc441230973"/>Purpose <text:bookmark-end text:name="__RefHeading___Toc441230973"/></text:h>
      <text:p text:style-name="P19"><text:span text:style-name="T7">Thi</text:span><text:span text:style-name="T8">s </text:span><text:span text:style-name="T7">purpose of this document is to describe the Electricity Management System product with the release number 0.1. This document contains the functional and non-functional requirements of the project. This document contains the guidelines for website developers system engineers and designers to start working the project.</text:span> </text:p>
      <text:p text:style-name="P20"/>
      <text:p text:style-name="P8"/>
      <text:h text:style-name="P37" text:outline-level="2">Product Scope</text:h>
      <text:p text:style-name="P21"><text:span text:style-name="T7">Thi</text:span><text:span text:style-name="T8">s </text:span><text:span text:style-name="T9">p</text:span><text:span text:style-name="T10">roduct is basically updating the manual Electricity Management system into a internet-based application so that the consumers can know the details regarding their electricity consumption. Main scope of the product is to provide a better services to the consumers. As a business point of view it will be beneficial for the organization to provide their best services.</text:span></text:p>
      <text:p text:style-name="P39"/>
      <text:p text:style-name="P39"/>
      <text:h text:style-name="P34" text:outline-level="2">References</text:h>
      <text:p text:style-name="P40">IEEE 830-1998 standard for writing SRS document.</text:p>
      <text:p text:style-name="P40"/>
      <text:p text:style-name="P40"/>
      <text:h text:style-name="P30" text:outline-level="1"><text:bookmark-start text:name="__RefHeading___Toc441230978"/>Overall Description<text:bookmark-end text:name="__RefHeading___Toc441230978"/></text:h>
      <text:h text:style-name="P33" text:outline-level="2"><text:bookmark-start text:name="__RefHeading___Toc441230979"/>Product Perspective<text:bookmark-end text:name="__RefHeading___Toc441230979"/></text:h>
      <text:p text:style-name="P13"><text:span text:style-name="T12">EBMS</text:span><text:span text:style-name="T10"> </text:span><text:span text:style-name="T11">is the modern way of the ordinary Electricity Management System which was depend on the physical presence of the client. </text:span></text:p>
      <text:p text:style-name="P12"><text:span text:style-name="T2">This E</text:span><text:span text:style-name="T4">MS</text:span><text:span text:style-name="T2"> will provide </text:span><text:span text:style-name="T5">a</text:span><text:span text:style-name="T2"> platform </text:span><text:span text:style-name="T3">t</text:span><text:span text:style-name="T2">o the user wh</text:span><text:span text:style-name="T6">ich</text:span><text:span text:style-name="T2"> they can operate from anywhere</text:span>.</text:p>
      <text:p text:style-name="P41"/>
      <text:h text:style-name="P35" text:outline-level="2"><text:bookmark-start text:name="__RefHeading___Toc441230980"/>Product Functions<text:bookmark-end text:name="__RefHeading___Toc441230980"/></text:h>
      <text:p text:style-name="P14"><text:span text:style-name="T15">Requirements of Electricity Bill Management System are as follows</text:span><text:span text:style-name="T28">:</text:span></text:p>
      <text:list xml:id="list1056216248" text:style-name="WW8Num4">
        <text:list-item>
          <text:p text:style-name="P26"><text:span text:style-name="T25">Web </text:span><text:span text:style-name="T26">Browser</text:span><text:span text:style-name="T24">: A </text:span><text:span text:style-name="T27">browser</text:span><text:span text:style-name="T24"> from which user can get the information about site and do transactions.</text:span></text:p>
        </text:list-item>
      </text:list>
      <text:p text:style-name="P7"/>
      <text:list xml:id="list102519158471981" text:continue-numbering="true" text:style-name="WW8Num4">
        <text:list-item>
          <text:p text:style-name="P27">Android app: The website cannot be present on physical device, thus an android app with all the features should be made for user to access.</text:p>
        </text:list-item>
      </text:list>
      <text:p text:style-name="P6"/>
      <text:list xml:id="list102518293752648" text:continue-numbering="true" text:style-name="WW8Num4">
        <text:list-item>
          <text:p text:style-name="P27"><text:soft-page-break/>Payment: <text:s/><text:span text:style-name="T30">User can make the payment online through multiple gateways.</text:span></text:p>
        </text:list-item>
      </text:list>
      <text:p text:style-name="P6"/>
      <text:list xml:id="list102518683132419" text:continue-numbering="true" text:style-name="WW8Num4">
        <text:list-item>
          <text:p text:style-name="P27">Physical Device: Since the whole system is online, the customer must have physical devices like laptop, mobile phone etc.</text:p>
        </text:list-item>
      </text:list>
      <text:p text:style-name="P6"/>
      <text:list xml:id="list102519943280810" text:continue-numbering="true" text:style-name="WW8Num4">
        <text:list-item>
          <text:p text:style-name="P29"><text:span text:style-name="T31">Admin: </text:span><text:s/>A<text:span text:style-name="T31">n</text:span> <text:span text:style-name="T31">Admin</text:span> <text:span text:style-name="T32">keeps the track of all the customers and employees</text:span></text:p>
        </text:list-item>
      </text:list>
      <text:p text:style-name="P15"/>
      <text:p text:style-name="P22">The features of this system are as follows:</text:p>
      <text:p text:style-name="P22"/>
      <text:list xml:id="list2446015101" text:style-name="WW8Num3">
        <text:list-item>
          <text:p text:style-name="P42">Management : <text:span text:style-name="T37">Admin can recruit employees &amp; can can disconnect the user connection. </text:span></text:p>
        </text:list-item>
      </text:list>
      <text:p text:style-name="P23"/>
      <text:list xml:id="list102519289192171" text:continue-numbering="true" text:style-name="WW8Num3">
        <text:list-item>
          <text:p text:style-name="P48">Meter Statu<text:span text:style-name="T34">s</text:span> : Customer can track his daily usage consumption of the electricity.</text:p>
        </text:list-item>
      </text:list>
      <text:p text:style-name="P49"/>
      <text:list xml:id="list102518992428412" text:continue-numbering="true" text:style-name="WW8Num3">
        <text:list-item>
          <text:p text:style-name="P43">Payment: Payment can be done <text:span text:style-name="T35">through various gateways.</text:span></text:p>
        </text:list-item>
      </text:list>
      <text:p text:style-name="P50"/>
      <text:list xml:id="list102518402633472" text:continue-numbering="true" text:style-name="WW8Num3">
        <text:list-item>
          <text:p text:style-name="P51">Issues : <text:span text:style-name="T36">Customer can lodge a complaint regarding their electricity connection. </text:span></text:p>
        </text:list-item>
      </text:list>
      <text:p text:style-name="P16"/>
      <text:p text:style-name="P18"/>
      <text:h text:style-name="P36" text:outline-level="2">User Classes and Characteristics </text:h>
      <text:list xml:id="list1878890580" text:style-name="WW8Num7">
        <text:list-item>
          <text:p text:style-name="P52">Admin : <text:span text:style-name="T33">Admin will keep the track of all the activities of Customers &amp; Employees </text:span></text:p>
        </text:list-item>
      </text:list>
      <text:p text:style-name="P23"/>
      <text:list xml:id="list102518022008227" text:continue-numbering="true" text:style-name="WW8Num7">
        <text:list-item>
          <text:p text:style-name="P53">Employee : <text:span text:style-name="T38">Employees has to look after all the grievances regarding Customer issues.</text:span></text:p>
        </text:list-item>
      </text:list>
      <text:p text:style-name="P16"/>
      <text:list xml:id="list102518917628071" text:continue-numbering="true" text:style-name="WW8Num7">
        <text:list-item>
          <text:p text:style-name="P54">Customer : <text:span text:style-name="T39">Customers can apply for new connection or terminate their old connections.</text:span></text:p>
          <text:p text:style-name="P54"/>
        </text:list-item>
        <text:list-item>
          <text:p text:style-name="P55">Bank : Customer will make a payment online thorugh net banking or other gateways. </text:p>
        </text:list-item>
      </text:list>
      <text:p text:style-name="P16"/>
      <text:h text:style-name="P36" text:outline-level="2"><text:bookmark-start text:name="__RefHeading___Toc441230985"/>Assumptions and Dependencies <text:bookmark-end text:name="__RefHeading___Toc441230985"/></text:h>
      <text:p text:style-name="P16">Android app: <text:span text:style-name="T40">Customers must know about the app and how to use it</text:span>.</text:p>
      <text:p text:style-name="P16"/>
      <text:p text:style-name="P16">Physical device: The <text:span text:style-name="T41">customer</text:span> must have the basic idea to use the physical device <text:span text:style-name="T42">and should be aware of how to lodge a complaint and pay the bill</text:span>.</text:p>
      <text:p text:style-name="P16"/>
      <text:p text:style-name="P16"/>
      <text:p text:style-name="P16"/>
      <text:p text:style-name="P16"/>
      <text:p text:style-name="P16"/>
      <text:p text:style-name="P16"/>
      <text:p text:style-name="P16"/>
      <text:p text:style-name="P16"/>
      <text:h text:style-name="P31" text:outline-level="1"><text:bookmark-start text:name="__RefHeading___Toc441230986"/><text:soft-page-break/>External Interface Requirements<text:bookmark-end text:name="__RefHeading___Toc441230986"/></text:h>
      <text:h text:style-name="P36" text:outline-level="2"><text:bookmark-start text:name="__RefHeading___Toc441230987"/>User Interfaces <text:bookmark-end text:name="__RefHeading___Toc441230987"/></text:h>
      <text:p text:style-name="P16">A website and android application is developed for user interaction with <text:span text:style-name="T43">electricity</text:span> management system. </text:p>
      <text:p text:style-name="P16">The website is built using HTML and CSS. </text:p>
      <text:p text:style-name="P16">An Android application is developed using android studio software. </text:p>
      <text:p text:style-name="P16">The customer accesses the facilities provided by the system via the website as well as the application. </text:p>
      <text:p text:style-name="P16">The users can even communicate to put forward their queries. </text:p>
      <text:p text:style-name="P16"/>
      <text:h text:style-name="P36" text:outline-level="2"><text:bookmark-start text:name="__RefHeading___Toc441230988"/>Hardware Interfaces<text:bookmark-end text:name="__RefHeading___Toc441230988"/></text:h>
      <text:p text:style-name="P16">Physical devices like a laptop or a mobile phone is required to access the services provided by the online website and application. </text:p>
      <text:p text:style-name="P16"/>
      <text:p text:style-name="P16">Hardware : Pentium</text:p>
      <text:p text:style-name="P16"/>
      <text:p text:style-name="P16">RAM : 1GB</text:p>
      <text:p text:style-name="P17"><text:s/></text:p>
      <text:h text:style-name="P36" text:outline-level="2">Software Interfaces</text:h>
      <text:p text:style-name="P16">The software interfaces used are as follows:</text:p>
      <text:p text:style-name="P16"/>
      <text:list xml:id="list4224460252" text:style-name="WW8Num2">
        <text:list-item>
          <text:p text:style-name="P45">Operating System : Windows</text:p>
        </text:list-item>
      </text:list>
      <text:p text:style-name="P22"/>
      <text:list xml:id="list102518779675112" text:continue-numbering="true" text:style-name="WW8Num2">
        <text:list-item>
          <text:p text:style-name="P45">Technology : Java and J2EE</text:p>
        </text:list-item>
      </text:list>
      <text:p text:style-name="P23"/>
      <text:list xml:id="list102518177560884" text:continue-numbering="true" text:style-name="WW8Num2">
        <text:list-item>
          <text:p text:style-name="P45">Web Technologies : Html, JavaScript, CSS</text:p>
        </text:list-item>
      </text:list>
      <text:p text:style-name="P23"/>
      <text:list xml:id="list102518303089235" text:continue-numbering="true" text:style-name="WW8Num2">
        <text:list-item>
          <text:p text:style-name="P45">IDE : My Eclipse</text:p>
        </text:list-item>
      </text:list>
      <text:p text:style-name="P23"/>
      <text:list xml:id="list102518069692026" text:continue-numbering="true" text:style-name="WW8Num2">
        <text:list-item>
          <text:p text:style-name="P45">Web Server : Tomcat</text:p>
        </text:list-item>
      </text:list>
      <text:p text:style-name="P23"/>
      <text:list xml:id="list102519253491389" text:continue-numbering="true" text:style-name="WW8Num2">
        <text:list-item>
          <text:p text:style-name="P45">Database : MySql5.0</text:p>
        </text:list-item>
      </text:list>
      <text:p text:style-name="P23"/>
      <text:list xml:id="list102518094267290" text:continue-numbering="true" text:style-name="WW8Num2">
        <text:list-item>
          <text:p text:style-name="P45">Java Version : J2SDK1.5</text:p>
        </text:list-item>
      </text:list>
      <text:p text:style-name="P23"/>
      <text:h text:style-name="P36" text:outline-level="2"><text:bookmark-start text:name="__RefHeading___Toc441230990"/>Communications Interfaces<text:bookmark-end text:name="__RefHeading___Toc441230990"/></text:h>
      <text:p text:style-name="P16">The communication between the <text:span text:style-name="T44">employee</text:span> and the customers can be done via Internet or Telephone.</text:p>
      <text:p text:style-name="P16">The email address of the management is provided along with the phone number. The users can either mail the management on the given email address or call.</text:p>
      <text:h text:style-name="P31" text:outline-level="1"><text:bookmark-start text:name="__RefHeading___Toc441230991"/><text:soft-page-break/>System Features <text:bookmark-end text:name="__RefHeading___Toc441230991"/></text:h>
      <text:list xml:id="list2073729945" text:style-name="WW8Num8">
        <text:list-item>
          <text:p text:style-name="P46">Multiple POS (Point of Sale):</text:p>
        </text:list-item>
      </text:list>
      <text:p text:style-name="P16">A great thing regarding our TMS is that it puts out at your disposal a number of channels to sell your travel products via B2C, B2B, and API XML Integration.</text:p>
      <text:p text:style-name="P16"/>
      <text:list xml:id="list102519990451892" text:continue-numbering="true" text:style-name="WW8Num8">
        <text:list-item>
          <text:p text:style-name="P46">Ability to Handle Multiple Services:</text:p>
        </text:list-item>
      </text:list>
      <text:p text:style-name="P16">From hotel reservation, city tours, and transfers to static and dynamic holiday packages, you can display and sell a whole host of products through our advanced TMS.</text:p>
      <text:p text:style-name="P16"/>
      <text:list xml:id="list102518604248415" text:continue-numbering="true" text:style-name="WW8Num8">
        <text:list-item>
          <text:p text:style-name="P46">User-friendly CMS:</text:p>
        </text:list-item>
      </text:list>
      <text:p text:style-name="P16">With this application, you can easily add, amend, or update content as well as contracts.</text:p>
      <text:p text:style-name="P16"/>
      <text:list xml:id="list102518887088064" text:continue-numbering="true" text:style-name="WW8Num8">
        <text:list-item>
          <text:p text:style-name="P46">Easy Documentation:</text:p>
        </text:list-item>
      </text:list>
      <text:p text:style-name="P16">Not only does it eliminate versioning issues but also help to maintain documents including receipts, purchase orders, itineraries, and vouchers in an organized and systematic manner, with options for users to save, access, email, and print.</text:p>
      <text:p text:style-name="P16"/>
      <text:list xml:id="list102519502690785" text:continue-numbering="true" text:style-name="WW8Num8">
        <text:list-item>
          <text:p text:style-name="P46">Features to Incorporate Business Rules:</text:p>
        </text:list-item>
      </text:list>
      <text:p text:style-name="P16">This is extremely advantageous, as it enables to easily update policies associated with your travel business, in particular Cancellation Policy, Payment Policy, General Terms and Conditions.</text:p>
      <text:p text:style-name="P16"/>
      <text:list xml:id="list102519333324041" text:continue-numbering="true" text:style-name="WW8Num8">
        <text:list-item>
          <text:p text:style-name="P46">Integrated Google Map:</text:p>
        </text:list-item>
      </text:list>
      <text:p text:style-name="P16">This helps users to get a better understanding of their preferred hotel’s exact location thus aiding them to book a hotel in their favorite spot.</text:p>
      <text:p text:style-name="P16"/>
      <text:list xml:id="list102518416914909" text:continue-numbering="true" text:style-name="WW8Num8">
        <text:list-item>
          <text:p text:style-name="P46">Auto Cancellation Feature:</text:p>
        </text:list-item>
      </text:list>
      <text:p text:style-name="P16">In the event of non-payment, the reservation will be cancelled automatically.</text:p>
      <text:p text:style-name="P16"/>
      <text:list xml:id="list102518141939202" text:continue-numbering="true" text:style-name="WW8Num8">
        <text:list-item>
          <text:p text:style-name="P46">Flexible Mark Up Module:</text:p>
        </text:list-item>
      </text:list>
      <text:p text:style-name="P16">TMS’ advanced markup modules enables travel service providers to work on different levels on the basis of sales channel and geographic locations.</text:p>
      <text:p text:style-name="P16"/>
      <text:list xml:id="list102519304846043" text:continue-numbering="true" text:style-name="WW8Num8">
        <text:list-item>
          <text:p text:style-name="P46">Automated System Alerts:</text:p>
        </text:list-item>
      </text:list>
      <text:p text:style-name="P16">Besides sending out alert for payment, cancellation, and confirmation of reservations, it also give alerts in the event of access failures.</text:p>
      <text:p text:style-name="P16"/>
      <text:h text:style-name="P36" text:outline-level="2">System Feature 1</text:h>
      <text:p text:style-name="P11">4.1.1.<text:tab/>Functional Requirements</text:p>
      <text:list xml:id="list4033012182" text:style-name="WW8Num6">
        <text:list-item>
          <text:p text:style-name="P47">Manager:-</text:p>
        </text:list-item>
      </text:list>
      <text:p text:style-name="P22"/>
      <text:p text:style-name="P22">Requirement ID :- T1.100.00</text:p>
      <text:p text:style-name="P22">Title :- Arrange Tour</text:p>
      <text:p text:style-name="P22">Description :- To suggest the best places to visit.</text:p>
      <text:p text:style-name="P22"/>
      <text:p text:style-name="P22">Requirement ID :- T1.100.00</text:p>
      <text:p text:style-name="P22">Title :- Schedule Formation</text:p>
      <text:p text:style-name="P22">Description :- Arrange efficient schedule for tourists to carry out.</text:p>
      <text:p text:style-name="P22"/>
      <text:p text:style-name="P22"><text:soft-page-break/>Requirement ID :- T1.100.00</text:p>
      <text:p text:style-name="P22">Title :- Arrange Meeting</text:p>
      <text:p text:style-name="P22">Description :- Manager arranges a meeting with the tourists to explain them the schedule and working and other discrepancies (if the customers have any).</text:p>
      <text:p text:style-name="P22"/>
      <text:p text:style-name="P22">Requirement ID :- T1.100.00</text:p>
      <text:p text:style-name="P22">Title :- Staff Meeting</text:p>
      <text:p text:style-name="P22">Description :- Tour strategies to be explained to the associated/related staff.</text:p>
      <text:p text:style-name="P22"/>
      <text:list xml:id="list102518526818839" text:continue-numbering="true" text:style-name="WW8Num6">
        <text:list-item>
          <text:p text:style-name="P47">Accountant:-</text:p>
        </text:list-item>
      </text:list>
      <text:p text:style-name="P22"/>
      <text:p text:style-name="P22">Requirement ID :- T1.200.00</text:p>
      <text:p text:style-name="P22">Title :- Budget Decision</text:p>
      <text:p text:style-name="P22">Description :- Decide the budget of the whole tour.</text:p>
      <text:p text:style-name="P22"/>
      <text:p text:style-name="P22">Requirement ID :- T1.200.00</text:p>
      <text:p text:style-name="P22">Title :- Accounting</text:p>
      <text:p text:style-name="P22">Description :- Maintaining records.</text:p>
      <text:p text:style-name="P22"/>
      <text:p text:style-name="P22">Requirement ID :- T1.200.00</text:p>
      <text:p text:style-name="P22">Title :- Payment</text:p>
      <text:p text:style-name="P22">Description :- To decide the mode of payment i.e. online or offline payment, cash or card payment.</text:p>
      <text:p text:style-name="P16"/>
      <text:p text:style-name="P22">Requirement ID :- T1.200.00</text:p>
      <text:p text:style-name="P22">Title :- Refund</text:p>
      <text:p text:style-name="P22">Description :- If the tour is cancelled, the money must be returned/refunded back to the customer.</text:p>
      <text:h text:style-name="P31" text:outline-level="1">Other Nonfunctional Requirements</text:h>
      <text:h text:style-name="P36" text:outline-level="2">Performance Requirements</text:h>
      <text:p text:style-name="P16">The system is designed in such a way that is utilizes all the utilities in efficient manner. Thus, consumes minimum time to produce correct output. Hence, performance of the system is optimized.</text:p>
      <text:p text:style-name="P16"/>
      <text:h text:style-name="P36" text:outline-level="2">Safety Requirements</text:h>
      <text:p text:style-name="P5">The <text:span text:style-name="T45">Electricity</text:span> Management System is capable of handling all types of errors and malwares. Thus, it is safe to use.<text:span text:style-name="T23"> </text:span>It also covers error handling. Hence when an error occurs, system is strong enough to rectify it without causing any inconsistency or slowing down the machine.</text:p>
      <text:p text:style-name="P5"/>
      <text:p text:style-name="P5"/>
      <text:p text:style-name="P5"/>
      <text:h text:style-name="P36" text:outline-level="2"><text:soft-page-break/>Security Requirements</text:h>
      <text:p text:style-name="P5">The system achieves all CIA approaches. </text:p>
      <text:p text:style-name="P5"/>
      <text:p text:style-name="P5"><text:span text:style-name="T29">Confidentiality</text:span>: The credentials are kept confidential and only the DBA has access to it.</text:p>
      <text:p text:style-name="P5"/>
      <text:p text:style-name="P5"><text:span text:style-name="T29">Integrity</text:span>: <text:s/>The changes which are requested by the user should be reflected in database only by authenticated/authorized user only and not by any other user.</text:p>
      <text:p text:style-name="P5"/>
      <text:p text:style-name="P5"><text:span text:style-name="T29">Availability</text:span>: The site is available 24*7 for the user accessibility.</text:p>
      <text:p text:style-name="P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Mangal2" svg:font-family="Mangal, 'Courier New'"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paragraph-properties fo:text-align="justify" style:justify-single-word="false"/>
      <style:text-properties style:font-name="Arial" fo:font-family="Arial" style:font-family-generic="swiss" style:font-pitch="variable" fo:font-size="11pt" fo:font-style="italic" officeooo:rsid="0021fa64"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7cm" fo:margin-right="0cm" fo:text-indent="0cm" style:auto-text-indent="false"/>
      <style:text-properties style:font-name-complex="Mangal2" style:font-family-complex="Mangal, 'Courier New'"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4z0" style:family="text">
      <style:text-properties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1pt" style:language-complex="ar" style:country-complex="SA"/>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0" style:family="text">
      <style:text-properties fo:font-style="normal" style:font-style-asian="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0" style:family="text">
      <style:text-properties fo:font-style="normal" style:font-style-asian="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979cm" fo:margin-left="1.61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75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02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293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563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8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103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373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64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9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4-03-08T04:16:00</meta:creation-date>
    <dc:date>2019-02-07T10:25:17.471536224</dc:date>
    <meta:editing-cycles>79</meta:editing-cycles>
    <meta:editing-duration>PT2H41M43S</meta:editing-duration>
    <meta:generator>LibreOffice/5.3.0.3$Linux_X86_64 LibreOffice_project/7074905676c47b82bbcfbea1aeefc84afe1c50e1</meta:generator>
    <meta:document-statistic meta:table-count="0" meta:image-count="0" meta:object-count="0" meta:page-count="8" meta:paragraph-count="145" meta:word-count="1321" meta:character-count="8226" meta:non-whitespace-character-count="7071"/>
  </office:meta>
</office:document-meta>
</file>